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58.74mm"/>
    </style:style>
    <style:style style:name="co4" style:family="table-column">
      <style:table-column-properties fo:break-before="auto" style:column-width="195.16mm"/>
    </style:style>
    <style:style style:name="co5" style:family="table-column">
      <style:table-column-properties fo:break-before="auto" style:column-width="59.83mm"/>
    </style:style>
    <style:style style:name="co6" style:family="table-column">
      <style:table-column-properties fo:break-before="auto" style:column-width="214.63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78mm" fo:break-before="auto" style:use-optimal-row-height="false"/>
    </style:style>
    <style:style style:name="ro3" style:family="table-row">
      <style:table-row-properties style:row-height="9.56mm" fo:break-before="auto" style:use-optimal-row-height="true"/>
    </style:style>
    <style:style style:name="ro4" style:family="table-row">
      <style:table-row-properties style:row-height="33.5mm" fo:break-before="auto" style:use-optimal-row-height="true"/>
    </style:style>
    <style:style style:name="ro5" style:family="table-row">
      <style:table-row-properties style:row-height="19.14mm" fo:break-before="auto" style:use-optimal-row-height="true"/>
    </style:style>
    <style:style style:name="ro6" style:family="table-row">
      <style:table-row-properties style:row-height="14.36mm" fo:break-before="auto" style:use-optimal-row-height="true"/>
    </style:style>
    <style:style style:name="ro7" style:family="table-row">
      <style:table-row-properties style:row-height="28.72mm" fo:break-before="auto" style:use-optimal-row-height="true"/>
    </style:style>
    <style:style style:name="ro8" style:family="table-row">
      <style:table-row-properties style:row-height="16.26mm" fo:break-before="auto" style:use-optimal-row-height="false"/>
    </style:style>
    <style:style style:name="ro9" style:family="table-row">
      <style:table-row-properties style:row-height="33.97mm" fo:break-before="auto" style:use-optimal-row-height="false"/>
    </style:style>
    <style:style style:name="ro10" style:family="table-row">
      <style:table-row-properties style:row-height="9.08mm" fo:break-before="auto" style:use-optimal-row-height="false"/>
    </style:style>
    <style:style style:name="ro11" style:family="table-row">
      <style:table-row-properties style:row-height="184.27mm" fo:break-before="auto" style:use-optimal-row-height="false"/>
    </style:style>
    <style:style style:name="ro12" style:family="table-row">
      <style:table-row-properties style:row-height="14.36mm" fo:break-before="auto" style:use-optimal-row-height="false"/>
    </style:style>
    <style:style style:name="ro13" style:family="table-row">
      <style:table-row-properties style:row-height="15.31mm" fo:break-before="auto" style:use-optimal-row-height="false"/>
    </style:style>
    <style:style style:name="ro14" style:family="table-row">
      <style:table-row-properties style:row-height="5.73mm" fo:break-before="auto" style:use-optimal-row-height="false"/>
    </style:style>
    <style:style style:name="ro15" style:family="table-row">
      <style:table-row-properties style:row-height="6.69mm" fo:break-before="auto" style:use-optimal-row-height="false"/>
    </style:style>
    <style:style style:name="ro16" style:family="table-row">
      <style:table-row-properties style:row-height="20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fo:color="#cc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</style:style>
    <style:style style:name="ce3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text-outline="false" style:text-line-through-style="none" style:text-line-through-typ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text-outline="false" style:text-line-through-style="none" style:text-line-through-typ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JOYCE PEREZ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Night 6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. Observing how default position behaves.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isplay (inline or block)</text:p>
          </table:table-cell>
          <table:table-cell table:style-name="ce3" office:value-type="string" calcext:value-type="string">
            <text:p>Test Code (HTML)</text:p>
          </table:table-cell>
          <table:table-cell table:style-name="ce3" office:value-type="string" calcext:value-type="string">
            <text:p>Test Code (CSS)</text:p>
          </table:table-cell>
          <table:table-cell table:style-name="ce3" office:value-type="string" calcext:value-type="string">
            <text:p>Explanation</text:p>
          </table:table-cell>
          <table:table-cell table:style-name="ce3" office:value-type="string" calcext:value-type="string">
            <text:p>Remarks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rong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1. I'm &lt;strong&gt;sexy&lt;/strong&gt;and I know it.&lt;/p&gt;</text:p>
          </table:table-cell>
          <table:table-cell table:style-name="ce7"/>
          <table:table-cell table:style-name="ce4" office:value-type="string" calcext:value-type="string">
            <text:p>The default position of the word enclosed within the strong element is adjacent to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put (password)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 table:number-columns-spanned="2" table:number-rows-spanned="1">
            <text:p>&lt;p&gt;2. I'm &lt;strong&gt;sexy&lt;/strong&gt; &lt;input type="password" id="password"&gt; and I know it.&lt;/p&gt;</text:p>
          </table:table-cell>
          <table:covered-table-cell table:style-name="ce5"/>
          <table:table-cell table:style-name="ce4" office:value-type="string" calcext:value-type="string">
            <text:p>The default position of the word enclosed within the input element is adjacent to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p&gt;3. I'm &lt;h1&gt;sexy&lt;/h1&gt; and I know it.&lt;/p&gt;</text:p>
          </table:table-cell>
          <table:table-cell table:style-name="ce7"/>
          <table:table-cell table:style-name="ce4" office:value-type="string" calcext:value-type="string">
            <text:p>The default position of the word enclosed within the h1 element is below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4. I'm &lt;s&gt;very&lt;/s&gt; sexy and I know it.&lt;/p&gt;</text:p>
          </table:table-cell>
          <table:table-cell table:style-name="ce7"/>
          <table:table-cell table:style-name="ce4" office:value-type="string" calcext:value-type="string">
            <text:p>The default position of the word enclosed within the strike element is adjacent to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p&gt;5. I'm &lt;form&gt;sexy&lt;/form&gt; and I know it.&lt;/p&gt;</text:p>
          </table:table-cell>
          <table:table-cell table:style-name="ce7"/>
          <table:table-cell table:style-name="ce4" office:value-type="string" calcext:value-type="string">
            <text:p>The default position of the word enclosed within the form element is below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lockquote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 table:number-columns-spanned="2" table:number-rows-spanned="1">
            <text:p>&lt;p&gt;6. I'm &lt;blockquote cite="http://wikipedia.com"&gt;sexy&lt;/blockquote&gt;and I know it.&lt;/p&gt;</text:p>
          </table:table-cell>
          <table:covered-table-cell table:style-name="ce5"/>
          <table:table-cell table:style-name="ce4" office:value-type="string" calcext:value-type="string">
            <text:p>The default position of the word enclosed within the blockquote element is below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bbr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7. I'm &lt;abbr title="sample"&gt;sexy&lt;/abbr&gt; and I know it.&lt;/p&gt;</text:p>
          </table:table-cell>
          <table:table-cell table:style-name="ce7"/>
          <table:table-cell table:style-name="ce4" office:value-type="string" calcext:value-type="string">
            <text:p>The default position of the word enclosed within the abbr element is adjacent to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h4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p&gt;8. I'm &lt;h4&gt;sexy&lt;/h4&gt; and I know it.&lt;/p&gt;</text:p>
          </table:table-cell>
          <table:table-cell table:style-name="ce7"/>
          <table:table-cell table:style-name="ce4" office:value-type="string" calcext:value-type="string">
            <text:p>Just like what happened in A.3., the default position of the word enclosed within the h4 element is below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av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p&gt;9. I'm &lt;nav&gt;sexy&lt;/nav&gt; and I know it.&lt;/p&gt;</text:p>
          </table:table-cell>
          <table:table-cell table:style-name="ce7"/>
          <table:table-cell table:style-name="ce4" office:value-type="string" calcext:value-type="string">
            <text:p>The default position of the word enclosed within the nav section element is below its previous element.</text:p>
          </table:table-cell>
          <table:table-cell table:style-name="ce7" table:number-columns-repeated="20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. Observing how its default width behav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isplay (inline or block)</text:p>
          </table:table-cell>
          <table:table-cell table:style-name="ce3" office:value-type="string" calcext:value-type="string">
            <text:p>Test Code (HTML)</text:p>
          </table:table-cell>
          <table:table-cell table:style-name="ce3" office:value-type="string" calcext:value-type="string">
            <text:p>Test Code (CSS)</text:p>
          </table:table-cell>
          <table:table-cell table:style-name="ce3" office:value-type="string" calcext:value-type="string">
            <text:p>Explanation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p&gt;1. I'm &lt;h2 class="default-width"&gt;sexy&lt;/h2&gt; and I know it.&lt;/p&gt;</text:p>
          </table:table-cell>
          <table:table-cell table:style-name="ce4" office:value-type="string" calcext:value-type="string" table:number-columns-spanned="1" table:number-rows-spanned="9">
            <text:p>.default-width{</text:p>
            <text:p>background-color: red;</text:p>
            <text:p>}</text:p>
          </table:table-cell>
          <table:table-cell table:style-name="ce4" office:value-type="string" calcext:value-type="string">
            <text:p>The default witdth of the word enclosed within the h2 element is based on the width of its parent container.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2. I'm &lt;em class="default-width"&gt;sexy&lt;/em&gt; and I know it.&lt;/p&gt;</text:p>
          </table:table-cell>
          <table:covered-table-cell table:style-name="ce5"/>
          <table:table-cell table:style-name="ce4" office:value-type="string" calcext:value-type="string">
            <text:p>The default width of the word enclosed within the em element is based on the width of its content. 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s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3. I'm &lt;ins class="default-width"&gt;very&lt;/ins&gt; sexy and I know it.&lt;/p&gt;</text:p>
          </table:table-cell>
          <table:covered-table-cell table:style-name="ce5"/>
          <table:table-cell table:style-name="ce4" office:value-type="string" calcext:value-type="string">
            <text:p>The default width of the word enclosed within the ins element is based on the width of its content. 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4. I'm &lt;sup class="default-width"&gt;2nd&lt;/sup&gt; sexiest woman alive... and I know it.&lt;/p&gt;</text:p>
          </table:table-cell>
          <table:covered-table-cell table:style-name="ce5"/>
          <table:table-cell table:style-name="ce4" office:value-type="string" calcext:value-type="string">
            <text:p>The default width of the word enclosed within the sup element is based on the width of its content. </text:p>
          </table:table-cell>
          <table:table-cell table:style-name="ce7" table:number-columns-repeated="20"/>
          <table:table-cell table:number-columns-repeated="998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ul&gt;</text:p>
            <text:p>&lt;li class="default-width"&gt;5. I'm&lt;/li&gt;</text:p>
            <text:p>&lt;li class="default-width"&gt;sexy&lt;/li&gt;</text:p>
            <text:p>&lt;li class="default-width"&gt;and&lt;/li&gt;</text:p>
            <text:p>&lt;li class="default-width"&gt;i&lt;/li&gt;</text:p>
            <text:p>&lt;li class="default-width"&gt;know it&lt;/li&gt;</text:p>
            <text:p>&lt;/ul&gt;</text:p>
          </table:table-cell>
          <table:covered-table-cell table:style-name="ce5"/>
          <table:table-cell table:style-name="ce4" office:value-type="string" calcext:value-type="string">
            <text:p>The default witdth of the word enclosed within the li element is based on the width of its parent container.</text:p>
          </table:table-cell>
          <table:table-cell table:style-name="ce7" table:number-columns-repeated="20"/>
          <table:table-cell table:number-columns-repeated="998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dl class="default-width"&gt;</text:p>
            <text:p>&lt;dt&gt;6. I'm sexy&lt;/dt&gt;</text:p>
            <text:p>&lt;dd&gt;and I know it&lt;/dd&gt;</text:p>
            <text:p>&lt;/dl&gt;</text:p>
          </table:table-cell>
          <table:covered-table-cell table:style-name="ce5"/>
          <table:table-cell table:style-name="ce4" office:value-type="string" calcext:value-type="string">
            <text:p>The default witdth of the word enclosed within the dl element is based on the width of its parent container.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input (email)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7. I'm sexy &lt;input type="email" class="default-width"&gt; and I know it.&lt;/p&gt;</text:p>
          </table:table-cell>
          <table:covered-table-cell table:style-name="ce5"/>
          <table:table-cell table:style-name="ce4" office:value-type="string" calcext:value-type="string">
            <text:p>The default width of the word enclosed within the input (email) element is based on the width of its content. </text:p>
          </table:table-cell>
          <table:table-cell table:style-name="ce7" table:number-columns-repeated="20"/>
          <table:table-cell table:number-columns-repeated="998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elect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8. I'm</text:p>
            <text:p>&lt;select name="weight" id="weight" class="default-width"&gt; &lt;option value="fat"&gt;fat&lt;/option&gt; &lt;option value="sexy" selected&gt;sexy&lt;/option&gt; &lt;/select&gt; and I know it.&lt;/p&gt;</text:p>
          </table:table-cell>
          <table:covered-table-cell table:style-name="ce5"/>
          <table:table-cell table:style-name="ce4" office:value-type="string" calcext:value-type="string">
            <text:p>The default width of the word enclosed within the select element is based on the width of its content. 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footer class="default-width"&gt;</text:p>
            <text:p>B.9. I'm sexy and I know it.</text:p>
            <text:p>&lt;/footer&gt;</text:p>
          </table:table-cell>
          <table:covered-table-cell table:style-name="ce5"/>
          <table:table-cell table:style-name="ce4" office:value-type="string" calcext:value-type="string">
            <text:p>The default witdth of the word enclosed within the dl element is based on the width of its parent container.</text:p>
          </table:table-cell>
          <table:table-cell table:style-name="ce7" table:number-columns-repeated="20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. Adjusting its heigh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isplay (inline or block)</text:p>
          </table:table-cell>
          <table:table-cell table:style-name="ce3" office:value-type="string" calcext:value-type="string">
            <text:p>Test Code (HTML)</text:p>
          </table:table-cell>
          <table:table-cell table:style-name="ce3" office:value-type="string" calcext:value-type="string">
            <text:p>Test Code (CSS)</text:p>
          </table:table-cell>
          <table:table-cell table:style-name="ce3" office:value-type="string" calcext:value-type="string">
            <text:p>Explanation</text:p>
          </table:table-cell>
          <table:table-cell table:number-columns-repeated="1018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der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header class="a-height"&gt;</text:p>
            <text:p>1. I'm sexy and I know it.</text:p>
            <text:p>&lt;/header&gt;</text:p>
          </table:table-cell>
          <table:table-cell table:style-name="ce4" office:value-type="string" calcext:value-type="string" table:number-columns-spanned="1" table:number-rows-spanned="8">
            <text:p>.a-height {</text:p>
            <text:p>background-color: green;</text:p>
            <text:p>height:300px;</text:p>
            <text:p>}</text:p>
          </table:table-cell>
          <table:table-cell table:style-name="ce4" office:value-type="string" calcext:value-type="string">
            <text:p>Height can be adjusted.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2. I'm &lt;span class="a-height"&gt;sexy&lt;/span&gt; and I know it.&lt;/p&gt;</text:p>
          </table:table-cell>
          <table:covered-table-cell table:style-name="ce5"/>
          <table:table-cell table:style-name="ce4" office:value-type="string" calcext:value-type="string">
            <text:p>Height CANNOT be adjusted; it is based on the width of the content enclosed within the span element. 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bbr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3. I'm &lt;abbr title="Sexy and I Know It" class="a-height"&gt;SAIKI&lt;/abbr&gt;.&lt;/p&gt;</text:p>
          </table:table-cell>
          <table:covered-table-cell table:style-name="ce5"/>
          <table:table-cell table:style-name="ce4" office:value-type="string" calcext:value-type="string">
            <text:p>Height CANNOT be adjusted; it is based on the width of the content enclosed within the abbr element. </text:p>
          </table:table-cell>
          <table:table-cell table:style-name="ce7" table:number-columns-repeated="20"/>
          <table:table-cell table:number-columns-repeated="99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inline (but height can be adjusted&lt;p&gt;5. I'm sexy &lt;img src="assets/images/sexy.jpeg" alt="I'm sexy and I know it." class="a-height"&gt; and I know it.&lt;/p&gt;</text:p>
          </table:table-cell>
          <table:table-cell table:style-name="ce4" office:value-type="string" calcext:value-type="string">
            <text:p>&lt;p&gt;4. I'm &lt;button class="a-height"&gt;sexy&lt;/button&gt; and I know it.&lt;/p&gt;</text:p>
          </table:table-cell>
          <table:covered-table-cell table:style-name="ce5"/>
          <table:table-cell table:style-name="ce4" office:value-type="string" calcext:value-type="string">
            <text:p>Height can adjusted BUT the word enclosed within the button element is still adjacent to its previous element. 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mg</text:p>
          </table:table-cell>
          <table:table-cell table:style-name="ce4" office:value-type="string" calcext:value-type="string" table:number-columns-spanned="2" table:number-rows-spanned="1">
            <text:p>inline (but height can be adjusted&lt;p&gt;5. I'm sexy &lt;img src="assets/images/sexy.jpeg" alt="I'm sexy and I know it." class="a-height"&gt; and I know it.&lt;/p&gt;</text:p>
          </table:table-cell>
          <table:covered-table-cell table:number-columns-repeated="2" table:style-name="ce5"/>
          <table:table-cell table:style-name="ce4" office:value-type="string" calcext:value-type="string">
            <text:p>Height can be adjusted BUT the word enclosed within the img element is still adjacent to its previous element. 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nput (checkbox)</text:p>
          </table:table-cell>
          <table:table-cell table:style-name="ce4" office:value-type="string" calcext:value-type="string">
            <text:p>inline (but height can be adjusted&lt;p&gt;5. I'm sexy &lt;img src="assets/images/sexy.jpeg" alt="I'm sexy and I know it." class="a-height"&gt; and I know it.&lt;/p&gt;</text:p>
          </table:table-cell>
          <table:table-cell table:style-name="ce4" office:value-type="string" calcext:value-type="string">
            <text:p>&lt;p&gt;&lt;input type="checkbox" class="a-height"&gt;6. I'm sexy and I know it.&lt;/p&gt;</text:p>
          </table:table-cell>
          <table:covered-table-cell table:style-name="ce5"/>
          <table:table-cell table:style-name="ce4" office:value-type="string" calcext:value-type="string">
            <text:p>Height can be adjusted BUT the word enclosed within the input (checkbox) element is still adjacent to its previous element. 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7. I'm the 2&lt;sub class="a-height"&gt;nd&lt;/sub&gt; sexiest woman alive...and I know it.&lt;/p&gt;</text:p>
          </table:table-cell>
          <table:covered-table-cell table:style-name="ce5"/>
          <table:table-cell table:style-name="ce4" office:value-type="string" calcext:value-type="string">
            <text:p>Height CANNOT be adjusted; it is based on the width of the content enclosed within the sub element. 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ieldset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fieldset class="a-height"&gt;</text:p>
            <text:p>&lt;legend&gt;8. I'm sexy and I know it.&lt;/legend&gt;</text:p>
            <text:p>&lt;/fieldset&gt;</text:p>
          </table:table-cell>
          <table:covered-table-cell table:style-name="ce5"/>
          <table:table-cell table:style-name="ce4" office:value-type="string" calcext:value-type="string">
            <text:p>Height can be adjusted.</text:p>
          </table:table-cell>
          <table:table-cell table:style-name="ce7" table:number-columns-repeated="20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. Adjusting its width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isplay (inline or block)</text:p>
          </table:table-cell>
          <table:table-cell table:style-name="ce3" office:value-type="string" calcext:value-type="string">
            <text:p>Test Code (HTML)</text:p>
          </table:table-cell>
          <table:table-cell table:style-name="ce3" office:value-type="string" calcext:value-type="string">
            <text:p>Test Code (CSS)</text:p>
          </table:table-cell>
          <table:table-cell table:style-name="ce3" office:value-type="string" calcext:value-type="string">
            <text:p>Explanation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5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h5 class="a-width"&gt;1. I'm sexy and I know it.&lt;/h5&gt;</text:p>
          </table:table-cell>
          <table:table-cell table:style-name="ce4" office:value-type="string" calcext:value-type="string" table:number-columns-spanned="1" table:number-rows-spanned="8">
            <text:p>.a-width {</text:p>
            <text:p>background-color: yellow;</text:p>
            <text:p>width: 50%;</text:p>
            <text:p>}</text:p>
          </table:table-cell>
          <table:table-cell table:style-name="ce4" office:value-type="string" calcext:value-type="string">
            <text:p>Width can be adjusted. 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2. According to Wikipedia &lt;q cite: https://en.wikipedia.org class="a-width"&gt;Sexy and I know It&lt;/q&gt; is a hit song by American duo LMFAO.&lt;/p&gt;</text:p>
          </table:table-cell>
          <table:covered-table-cell table:style-name="ce5"/>
          <table:table-cell table:style-name="ce4" office:value-type="string" calcext:value-type="string">
            <text:p>Width CANNOT be adjusted; it is based on the width of the content enclosed within the q element. 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3. I'm &lt;del class="a-width"&gt;fat&lt;/del&gt; &lt;ins&gt;sexy&lt;/ins&gt; and I know it.&lt;/p&gt;</text:p>
          </table:table-cell>
          <table:covered-table-cell table:style-name="ce5"/>
          <table:table-cell table:style-name="ce4" office:value-type="string" calcext:value-type="string">
            <text:p>Width CANNOT be adjusted; it is based on the width of the content enclosed within the del element. 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side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aside class="a-width"&gt;4. I'm sexy and I know it.&lt;/aside&gt;</text:p>
          </table:table-cell>
          <table:covered-table-cell table:style-name="ce5"/>
          <table:table-cell table:style-name="ce4" office:value-type="string" calcext:value-type="string">
            <text:p>Width can be adjusted. </text:p>
          </table:table-cell>
          <table:table-cell table:style-name="ce7" table:number-columns-repeated="20"/>
          <table:table-cell table:number-columns-repeated="99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igure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p&gt;5. I'm sexy</text:p>
            <text:p>&lt;figure&gt;</text:p>
            <text:p>&lt;img src="assets/images/sexy.jpeg" alt="I'm sexy and I know it." class="a-width"&gt;</text:p>
            <text:p>&lt;/figure&gt;</text:p>
            <text:p>and I know it&lt;/p&gt;</text:p>
          </table:table-cell>
          <table:covered-table-cell table:style-name="ce5"/>
          <table:table-cell table:style-name="ce4" office:value-type="string" calcext:value-type="string">
            <text:p>Width can be adjusted. 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nput (submit)</text:p>
          </table:table-cell>
          <table:table-cell table:style-name="ce4" office:value-type="string" calcext:value-type="string">
            <text:p>inline (but width can be adjusted)</text:p>
          </table:table-cell>
          <table:table-cell table:style-name="ce4" office:value-type="string" calcext:value-type="string">
            <text:p>&lt;p&gt;6. I'm sexy and I know it. &lt;input type="submit" class="a-width"&gt;&lt;/p&gt;</text:p>
          </table:table-cell>
          <table:covered-table-cell table:style-name="ce5"/>
          <table:table-cell table:style-name="ce4" office:value-type="string" calcext:value-type="string">
            <text:p>Width can adjusted BUT the word enclosed within the input (submit) element is still adjacent to its previous element. 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h3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h3 class="a-width"&gt;7. I'm sexy and I know it.&lt;/h3&gt;</text:p>
          </table:table-cell>
          <table:covered-table-cell table:style-name="ce5"/>
          <table:table-cell table:style-name="ce4" office:value-type="string" calcext:value-type="string">
            <text:p>Width can be adjusted. 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p&gt;8. I'm &lt;small class="a-width"&gt;sexy&lt;/small&gt; and I know it.&lt;/p&gt;</text:p>
          </table:table-cell>
          <table:covered-table-cell table:style-name="ce5"/>
          <table:table-cell table:style-name="ce4" office:value-type="string" calcext:value-type="string">
            <text:p>Width CANNOT be adjusted; it is based on the width of the content enclosed within the small element. </text:p>
          </table:table-cell>
          <table:table-cell table:style-name="ce7" table:number-columns-repeated="20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. Adding padding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isplay (inline or block)</text:p>
          </table:table-cell>
          <table:table-cell table:style-name="ce3" office:value-type="string" calcext:value-type="string">
            <text:p>Test Code (HTML)</text:p>
          </table:table-cell>
          <table:table-cell table:style-name="ce3" office:value-type="string" calcext:value-type="string">
            <text:p>Test Code (CSS)</text:p>
          </table:table-cell>
          <table:table-cell table:style-name="ce3" office:value-type="string" calcext:value-type="string">
            <text:p>Explanation</text:p>
          </table:table-cell>
          <table:table-cell table:number-columns-repeated="1018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6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 table:number-columns-spanned="1" table:number-rows-spanned="8">
            <text:p>&lt;div&gt;</text:p>
            <text:p>&lt;p class="set"&gt;Set E&lt;/p&gt;</text:p>
            <text:p>&lt;h6 class="adding-padding"&gt;1. I'm sexy and I know it.&lt;/h6&gt;</text:p>
            <text:p>&lt;ol class="adding-padding"&gt;</text:p>
            <text:p>&lt;li&gt;2. I'm&lt;/li&gt;</text:p>
            <text:p>&lt;li&gt;sexy&lt;/li&gt;</text:p>
            <text:p>&lt;li&gt;and&lt;/li&gt;</text:p>
            <text:p>&lt;li&gt;i&lt;/li&gt;</text:p>
            <text:p>&lt;li&gt;know it&lt;/li&gt;</text:p>
            <text:p>&lt;/ol&gt;</text:p>
            <text:p>&lt;span&gt;3. I'm sexy and &lt;hr class="adding-padding"&gt; I know it.&lt;/span&gt;</text:p>
            <text:p>&lt;p class="adding-padding"&gt;4. I'm sexy and I know it.&lt;/p&gt;</text:p>
            <text:p>&lt;div class="adding-padding"&gt;5. I'm sexy and I know it.&lt;/div&gt;</text:p>
            <text:p>&lt;span&gt;6. Contact Number: &lt;input type="number" class="adding-padding" placeholder="Type your number here"&gt;&lt;/span&gt;</text:p>
            <text:p>&lt;ul class="adding-padding"&gt;</text:p>
            <text:p>&lt;li&gt;7. I'm&lt;/li&gt;</text:p>
            <text:p>&lt;li&gt;sexy&lt;/li&gt;</text:p>
            <text:p>&lt;li&gt;and&lt;/li&gt;</text:p>
            <text:p>&lt;li&gt;i&lt;/li&gt;</text:p>
            <text:p>&lt;li&gt;know it&lt;/li&gt;</text:p>
            <text:p>&lt;/ul&gt;</text:p>
            <text:p>&lt;table class="adding-padding"&gt;</text:p>
            <text:p>&lt;tr&gt;</text:p>
            <text:p>&lt;th&gt;8. Name&lt;/th&gt;</text:p>
            <text:p>&lt;th&gt;Age&lt;/th&gt;</text:p>
            <text:p>&lt;th&gt;Address&lt;/th&gt;</text:p>
            <text:p>&lt;/tr&gt;</text:p>
            <text:p/>
            <text:p>&lt;tr&gt;</text:p>
            <text:p>&lt;td&gt;Angela&lt;/td&gt;</text:p>
            <text:p>&lt;td&gt;20&lt;/td&gt;</text:p>
            <text:p>&lt;td&gt;Makatic City&lt;/td&gt;</text:p>
            <text:p>&lt;/tr&gt;</text:p>
            <text:p/>
            <text:p>&lt;tr&gt;</text:p>
            <text:p>&lt;td&gt;Veronica&lt;/td&gt;</text:p>
            <text:p>&lt;td&gt;40&lt;/td&gt;</text:p>
            <text:p>&lt;td&gt;Tacloban City&lt;/td&gt;</text:p>
            <text:p>&lt;/tr&gt;</text:p>
            <text:p/>
            <text:p>&lt;tr&gt;</text:p>
            <text:p>&lt;td&gt;Sam&lt;/td&gt;</text:p>
            <text:p>&lt;td&gt;45&lt;/td&gt;</text:p>
            <text:p>&lt;td&gt;Davao City&lt;/td&gt;</text:p>
            <text:p>&lt;/tr&gt;</text:p>
            <text:p/>
            <text:p>&lt;tr&gt;</text:p>
            <text:p>&lt;td&gt;Matilde&lt;/td&gt;</text:p>
            <text:p>&lt;td&gt;29&lt;/td&gt;</text:p>
            <text:p>&lt;td&gt;Gen San City&lt;/td&gt;</text:p>
            <text:p>&lt;/tr&gt;</text:p>
            <text:p>&lt;/table&gt;</text:p>
            <text:p>&lt;/div&gt;</text:p>
          </table:table-cell>
          <table:table-cell table:style-name="ce4" office:value-type="string" calcext:value-type="string" table:number-columns-spanned="1" table:number-rows-spanned="8">
            <text:p>.adding-padding { </text:p>
            <text:p>/* width: 50%; */ </text:p>
            <text:p>margin: 0; </text:p>
            <text:p>box-sizing: border-box; </text:p>
            <text:p>background-color: pink; </text:p>
            <text:p>padding: 100px 20px; </text:p>
            <text:p>border: 1px solid black; </text:p>
            <text:p>} </text:p>
            <text:p/>
            <text:p>table th { </text:p>
            <text:p>text-align: left; </text:p>
            <text:p>}</text:p>
          </table:table-cell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9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l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r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iv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10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nput (number)</text:p>
          </table:table-cell>
          <table:table-cell table:style-name="ce4" office:value-type="string" calcext:value-type="string">
            <text:p>inline</text:p>
          </table:table-cell>
          <table:covered-table-cell table:number-columns-repeated="2" table:style-name="ce5"/>
          <table:table-cell table:style-name="ce4" office:value-type="string" calcext:value-type="string">
            <text:p>Vertical spacing did not apply; the word enclosed within the input (number element is still adjacent to its previous element. 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l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Vertical spacing applied</text:p>
          </table:table-cell>
          <table:table-cell table:style-name="ce7" table:number-columns-repeated="20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. Adding margin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isplay (inline or block)</text:p>
          </table:table-cell>
          <table:table-cell table:style-name="ce3" office:value-type="string" calcext:value-type="string">
            <text:p>Test Code (HTML)</text:p>
          </table:table-cell>
          <table:table-cell table:style-name="ce3" office:value-type="string" calcext:value-type="string">
            <text:p>Test Code (CSS)</text:p>
          </table:table-cell>
          <table:table-cell table:number-columns-repeated="1019"/>
        </table:table-row>
        <table:table-row table:style-name="ro1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t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 table:number-columns-spanned="1" table:number-rows-spanned="2">
            <text:p>&lt;dl&gt;</text:p>
            <text:p>&lt;dt class="adding-margin"&gt;1. I'm sexy&lt;/dt&gt;</text:p>
            <text:p>&lt;dd class="adding-margin"&gt;2. and I know it&lt;/dd&gt;</text:p>
            <text:p>&lt;/dl&gt;</text:p>
          </table:table-cell>
          <table:table-cell table:style-name="ce4" office:value-type="string" calcext:value-type="string" table:number-columns-spanned="1" table:number-rows-spanned="9">
            <text:p>table th { </text:p>
            <text:p>text-align: left; </text:p>
            <text:p>} </text:p>
            <text:p/>
            <text:p>.adding-margin { </text:p>
            <text:p>/* width: 30%; */ </text:p>
            <text:p>padding: 0; </text:p>
            <text:p>box-sizing: border-box; </text:p>
            <text:p>background-color: purple; </text:p>
            <text:p>margin: 50px 30px; </text:p>
            <text:p>border: 5px solid black; </text:p>
            <text:p/>
            <text:p>} </text:p>
            <text:p/>
            <text:p>textarea { </text:p>
            <text:p>vertical-align: bottom; </text:p>
            <text:p>}</text:p>
          </table:table-cell>
          <table:table-cell table:style-name="ce4" office:value-type="string" calcext:value-type="string">
            <text:p>Horizontal and vertical margins display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block</text:p>
          </table:table-cell>
          <table:covered-table-cell table:number-columns-repeated="2" table:style-name="ce5"/>
          <table:table-cell table:style-name="ce4" office:value-type="string" calcext:value-type="string">
            <text:p>Horizontal and vertical margins display</text:p>
          </table:table-cell>
          <table:table-cell table:style-name="ce7" table:number-columns-repeated="20"/>
          <table:table-cell table:number-columns-repeated="998"/>
        </table:table-row>
        <table:table-row table:style-name="ro1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put (radio)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label for="sexy"&gt;3. I'm sexy and I know it.&lt;/label&gt;</text:p>
            <text:p>&lt;input type="radio" id="sexy" class="adding-margin" name="answer" value="yes" checked&gt; Yes</text:p>
            <text:p>&lt;input type="radio" id="sexy" class="adding-margin" name="answer" value="no"&gt; No</text:p>
          </table:table-cell>
          <table:covered-table-cell table:style-name="ce5"/>
          <table:table-cell table:style-name="ce4" office:value-type="string" calcext:value-type="string">
            <text:p>Horizontal margins display; vertical margins don’t</text:p>
          </table:table-cell>
          <table:table-cell table:style-name="ce4" office:value-type="string" calcext:value-type="string">
            <text:p>Consult Sir</text:p>
          </table:table-cell>
          <table:table-cell table:style-name="ce4" office:value-type="string" calcext:value-type="string">
            <text:p><text:span text:style-name="T1">What do you mean by vertical and horizontal margins? Both are visible when element is inspected, but unlike block elements, inline elements appear adjacent to its parent/previous element even in the presence of margin. </text:span></text:p>
            <text:p><text:span text:style-name="T1"/></text:p>
          </table:table-cell>
          <table:table-cell table:style-name="ce7" table:number-columns-repeated="18"/>
          <table:table-cell table:number-columns-repeated="998"/>
        </table:table-row>
        <table:table-row table:style-name="ro1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xtarea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textarea name="sample" class="adding-margin" placeholder="4. Write your text here."&gt;&lt;/textarea&gt;</text:p>
          </table:table-cell>
          <table:covered-table-cell table:style-name="ce5"/>
          <table:table-cell table:style-name="ce4" office:value-type="string" calcext:value-type="string">
            <text:p>Horizontal margins display; vertical margins don’t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15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nput (text)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input type="text" class="adding-margin" placeholder="5. Write Complete Name"&gt;</text:p>
          </table:table-cell>
          <table:covered-table-cell table:style-name="ce5"/>
          <table:table-cell table:style-name="ce4" office:value-type="string" calcext:value-type="string">
            <text:p>Horizontal margins display; vertical margins don’t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nput (file)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input type="file" class="adding-margin"&gt;</text:p>
          </table:table-cell>
          <table:covered-table-cell table:style-name="ce5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article class="adding-margin"&gt;7. This is the article section&lt;/article&gt;</text:p>
          </table:table-cell>
          <table:covered-table-cell table:style-name="ce5"/>
          <table:table-cell table:style-name="ce4" office:value-type="string" calcext:value-type="string">
            <text:p>Horizontal and vertical margins display</text:p>
          </table:table-cell>
          <table:table-cell table:style-name="ce7" table:number-columns-repeated="20"/>
          <table:table-cell table:number-columns-repeated="998"/>
        </table:table-row>
        <table:table-row table:style-name="ro16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igcaption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&lt;figure&gt;</text:p>
            <text:p>&lt;img src="assets/images/sexy.jpeg" alt="I'm sexy and I know it."&gt;</text:p>
            <text:p>&lt;figcaption class="adding-margin"&gt;8. This is the caption of the above picture&lt;/figcaption&gt;</text:p>
            <text:p>&lt;/figure&gt;</text:p>
          </table:table-cell>
          <table:covered-table-cell table:style-name="ce5"/>
          <table:table-cell table:style-name="ce4" office:value-type="string" calcext:value-type="string">
            <text:p>Horizontal and vertical margins display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inline</text:p>
          </table:table-cell>
          <table:table-cell table:style-name="ce4" office:value-type="string" calcext:value-type="string">
            <text:p>&lt;label for="sexy1" class="adding-margin"&gt;9. I'm sexy and I know it.&lt;/label&gt;</text:p>
          </table:table-cell>
          <table:covered-table-cell table:style-name="ce5"/>
          <table:table-cell table:style-name="ce4" office:value-type="string" calcext:value-type="string">
            <text:p>Horizontal margins display; vertical margins don’t</text:p>
          </table:table-cell>
          <table:table-cell table:style-name="ce4" office:value-type="string" calcext:value-type="string">
            <text:p>Consult Sir</text:p>
          </table:table-cell>
          <table:table-cell table:style-name="ce7" table:number-columns-repeated="19"/>
          <table:table-cell table:number-columns-repeated="99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10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 LibreOffice_project/40m0$Build-2</meta:generator>
    <meta:initial-creator>Night 6</meta:initial-creator>
    <dc:creator>Night 6</dc:creator>
    <meta:creation-date>2018-08-24T19:53:58Z</meta:creation-date>
    <dc:date>2018-08-27T17:39:08.257261307</dc:date>
    <meta:editing-cycles>9</meta:editing-cycles>
    <meta:editing-duration>PT11M33S</meta:editing-duration>
    <meta:document-statistic meta:table-count="1" meta:cell-count="297" meta:object-count="0"/>
  </office:meta>
</office:document-meta>
</file>